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07.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ixhawk_2_Cube_80-Pin_Header_commen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ixhawk_2_Cube_80-Pin_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U-SWDI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ngle wire debug 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!FMU-LED_AMB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ot error LED ( drive only, use Fet to control le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MU-SWCL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ngle wire debug clo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2C_2_SDA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2C data 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!EXTERN_C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hip select for external SPI (NC, just for debugging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2C_2_SC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2c cloc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MU-!RESE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set pin for the FM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_L_3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uture compatibili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DD_SERVO_IN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ower for last resort i/o failsaf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N_H_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uture compatibili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TERN_DRD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terrupt pin for external SPI (NC, just for debugging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RIAL_5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ystem G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IAL_5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ystem G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RIAL_4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afety button inp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RIAL_4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_3V3_SPECTRUM_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nable for the spectrum voltage regulat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RIAL_3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EASSURE_SENS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nalogue port, for pressure sensor, or Laser range finder, or Sona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RIAL_3_T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X_BATT_VOLTAGE_SEN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oltage sense for Aux battery inpu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uzzer PWM sig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X_BATT_CURRENT_SEN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urrent sense for Aux battery inpu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-VDD_3V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O chip power, pinned through for debu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!VDD_5V_PERIPH_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nable signal for Peripheral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!IO-LED_SAFETY_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O-LED_SAFETY pinned out for IRI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bus, voltage from USB plu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IAL2_RTS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TG_DP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ATA P from US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RIAL2_CTS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TG_DM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RIAL2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2C_1_SDA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2C data i/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RIAL2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2C_1_SC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2C cloc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RIAL1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N_L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anbus Low signal driver on FMU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RIAL1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_H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anbus High signal driver on FMU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RIAL1_RTS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!VDD_5V_PERIPH_O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rror state message from Periph power suppl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RIAL1_CTS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!VDD_5V_HIPOWER_O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rror state message from High power Periph power suppl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O-USART1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TT_VOLTAGE_SENS_PR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oltage sense from main batter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O-USART1_RX_SPECTRUM_DS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gnal from Spectrum receiv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TT_CURRENT_SENS_PR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urrent sense from main batte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MU-CH1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_EXT_MOS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ternal SPI, for debug onl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MU-CH2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DD_SERV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_Servo, for monitoring servo bu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MU-CH3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!VDD_BRICK_VAL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ain power valid sign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MU-CH4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!VDD_BACKUP_VAL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up power valid sign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MU-CH5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!VBUS_VAL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SB bus valid signa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MU-CH6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_5V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ain power into FMU from power selecti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PM-SBUS-PR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_5V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ain power into FMU from power select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.BUS_OU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O-VDD_5V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ower to RX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O-CH8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PI_EXT_MIS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ternal SPI, for debug onl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O-CH7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O-SWDI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1wir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O single wire debug i/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O-CH6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O-SWCL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1wir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O single wire debug clock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O-CH5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PI_EXT_SC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ternal SPI, for debug onl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O-CH4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O-!RESE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O reset pi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O-CH3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N_L_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anbus Low signal driver on FMU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O-CH2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N_H_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anbus High signal driver on FMU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O-CH1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.00.0000</text:date>, <text:time style:data-style-name="N2" text:time-value="15:56:00.65798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21T16:14:55.997044875</dc:date>
    <meta:editing-duration>PT20M6S</meta:editing-duration>
    <meta:editing-cycles>2</meta:editing-cycles>
    <meta:document-statistic meta:table-count="1" meta:cell-count="481" meta:object-count="0"/>
  </office:meta>
</office:document-meta>
</file>